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27A86FADF8F10A19C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6.735cm" draw:z-index="0"><draw:image xlink:href="Pictures/10000001000006400000027A86FADF8F10A19C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8:46:03.470000000</meta:creation-date>
    <dc:date>2022-11-17T08:46:57.982000000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